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6">
      <style:graphic-properties draw:fill="solid" draw:fill-color="#156082" draw:opacity="100%" draw:stroke="solid" svg:stroke-width="0.02778in" svg:stroke-color="#0c445e" svg:stroke-opacity="100%" style:protect=""/>
    </style:style>
    <style:style style:family="presentation" style:name="a57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page1" draw:style-name="a565" draw:master-page-name="Master1-Layout7-blank-En-blanco" presentation:presentation-page-layout-name="Master1-PPL7" draw:id="Slide-256">
        <draw:frame draw:id="id73" presentation:style-name="a568" draw:name="Título 1" svg:x="0.55118in" svg:y="0.32953in" svg:width="9.92087in" svg:height="1.38031in" presentation:class="title" presentation:placeholder="false">
          <draw:text-box>
            <text:p text:style-name="a567" text:class-names="" text:cond-style-name=""><text:span text:style-name="a566" text:class-names="">Sistemas Informáticos de Soporte a la Colaboración y la Decisión</text:span></text:p>
          </draw:text-box>
          <svg:title/>
          <svg:desc/>
        </draw:frame>
        <draw:frame draw:id="id74" presentation:style-name="a572" draw:name="Subtítulo 2" svg:x="0.55118in" svg:y="4.39352in" svg:width="9.92087in" svg:height="0.53854in" presentation:class="subtitle" presentation:placeholder="false">
          <draw:text-box>
            <text:p text:style-name="a571" text:class-names="" text:cond-style-name=""><text:span text:style-name="a569" text:class-names="">Ainara4</text:span><text:span text:style-name="a570" text:class-names=""/></text:p>
          </draw:text-box>
          <svg:title/>
          <svg:desc/>
        </draw:frame>
        <presentation:notes draw:style-name="a578">
          <draw:frame draw:id="id75" draw:style-name="a575" draw:name="Marcador de número de diapositiva 6" svg:x="4.67953in" svg:y="11.10827in" svg:width="3.5878in" svg:height="0.58425in">
            <draw:text-box>
              <text:p text:style-name="a574" text:class-names="" text:cond-style-name=""><text:span text:style-name="a573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76" presentation:style-name="a576" draw:name="Marcador de imagen de diapositiva 1">
            <svg:title/>
            <svg:desc/>
          </draw:page-thumbnail>
          <draw:frame draw:id="id77" presentation:style-name="a577" draw:name="Marcador de nota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iapositiva de título">
      <presentation:placeholder presentation:object="title" svg:x="1.37847in" svg:y="1.35243in" svg:width="8.26736in" svg:height="2.87847in"/>
      <presentation:placeholder presentation:object="subtitle" svg:x="1.37847in" svg:y="4.34201in" svg:width="8.26736in" svg:height="1.9965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2" style:display-name="Título y objetos">
      <presentation:placeholder presentation:object="title" svg:x="0.55118in" svg:y="0.32953in" svg:width="9.92087in" svg:height="1.38031in"/>
      <presentation:placeholder presentation:object="object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3" style:display-name="Encabezado de sección">
      <presentation:placeholder presentation:object="title" svg:x="0.75174in" svg:y="2.06076in" svg:width="9.50868in" svg:height="3.43924in"/>
      <presentation:placeholder presentation:object="outline" svg:x="0.75174in" svg:y="5.53299in" svg:width="9.50868in" svg:height="1.80729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4" style:display-name="Dos objetos">
      <presentation:placeholder presentation:object="title" svg:x="0.55118in" svg:y="0.32953in" svg:width="9.92087in" svg:height="1.38031in"/>
      <presentation:placeholder presentation:object="object" svg:x="0.55035in" svg:y="1.93403in" svg:width="4.87674in" svg:height="5.4566in"/>
      <presentation:placeholder presentation:object="object" svg:x="5.59375in" svg:y="1.93403in" svg:width="4.87847in" svg:height="5.456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5" style:display-name="Comparación">
      <presentation:placeholder presentation:object="title" svg:x="0.75868in" svg:y="0.44097in" svg:width="9.50868in" svg:height="1.59722in"/>
      <presentation:placeholder presentation:object="outline" svg:x="0.75868in" svg:y="2.02604in" svg:width="4.66493in" svg:height="0.99306in"/>
      <presentation:placeholder presentation:object="object" svg:x="0.75868in" svg:y="3.0191in" svg:width="4.66493in" svg:height="4.44271in"/>
      <presentation:placeholder presentation:object="outline" svg:x="5.5816in" svg:y="2.02604in" svg:width="4.68576in" svg:height="0.99306in"/>
      <presentation:placeholder presentation:object="object" svg:x="5.5816in" svg:y="3.0191in" svg:width="4.68576in" svg:height="4.4427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6" style:display-name="Solo el título">
      <presentation:placeholder presentation:object="title" svg:x="0.55118in" svg:y="0.32953in" svg:width="9.92087in" svg:height="1.38031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7" style:display-name="En blanco"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8" style:display-name="Contenido con título">
      <presentation:placeholder presentation:object="title" svg:x="0.75868in" svg:y="0.55035in" svg:width="3.55556in" svg:height="1.93056in"/>
      <presentation:placeholder presentation:object="object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9" style:display-name="Imagen con título">
      <presentation:placeholder presentation:object="title" svg:x="0.75868in" svg:y="0.55035in" svg:width="3.55556in" svg:height="1.93056in"/>
      <presentation:placeholder presentation:object="graphic" svg:x="4.6875in" svg:y="1.19097in" svg:width="5.57986in" svg:height="5.875in"/>
      <presentation:placeholder presentation:object="outline" svg:x="0.75868in" svg:y="2.4809in" svg:width="3.55556in" svg:height="4.59375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0" style:display-name="Título y texto vertical">
      <presentation:placeholder presentation:object="title" svg:x="0.55118in" svg:y="0.32953in" svg:width="9.92087in" svg:height="1.38031in"/>
      <presentation:placeholder presentation:object="outline" svg:x="0.55118in" svg:y="1.93465in" svg:width="9.92087in" svg:height="5.4563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presentation-page-layout style:name="Master1-PPL11" style:display-name="Título vertical y texto">
      <presentation:placeholder presentation:object="title" svg:x="7.99306in" svg:y="0.32986in" svg:width="2.47917in" svg:height="7.06076in"/>
      <presentation:placeholder presentation:object="outline" svg:x="0.55035in" svg:y="0.32986in" svg:width="7.27604in" svg:height="7.06076in"/>
      <presentation:placeholder presentation:object="date-time" svg:x="0.55118in" svg:y="7.53189in" svg:width="2.56811in" svg:height="0.57008in"/>
      <presentation:placeholder presentation:object="footer" svg:x="3.77008in" svg:y="7.53189in" svg:width="3.49409in" svg:height="0.57008in"/>
      <presentation:placeholder presentation:object="page-number" svg:x="7.90394in" svg:y="7.53189in" svg:width="2.56811in" svg:height="0.57008in"/>
    </style:presentation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8.26736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4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7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style:tab-stop-distance="1in" fo:margin-left="0in" fo:margin-right="0in" fo:text-indent="0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Arial Unicode MS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Predeterminado" style:page-layout-name="pageLayout1" draw:style-name="a0">
      <draw:frame draw:id="id0" presentation:style-name="a3" draw:name="Marcador de título 1" svg:x="0.55118in" svg:y="0.32953in" svg:width="9.92087in" svg:height="1.3803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Marcador de texto 2" svg:x="0.55118in" svg:y="1.93465in" svg:width="9.92087in" svg:height="5.4563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Haga clic para modificar los estilos de texto del patrón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i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Quinto ni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Marcador de fecha 3" svg:x="0.55118in" svg:y="7.53189in" svg:width="2.56811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Marcador de pie de página 4" svg:x="3.77008in" svg:y="7.53189in" svg:width="3.49409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Marcador de número de diapositiva 5" svg:x="7.90394in" svg:y="7.53189in" svg:width="2.56811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21063in" svg:y="0.88858in" svg:width="5.84567in" svg:height="4.38425in" presentation:class="page" draw:id="id5" presentation:style-name="a30" draw:name="Marcador de imagen de diapositiva 1">
          <svg:title/>
          <svg:desc/>
        </draw:page-thumbnail>
        <draw:frame draw:id="id6" presentation:style-name="a33" draw:name="Marcador de notas 2" svg:x="0.82677in" svg:y="5.55394in" svg:width="6.61378in" svg:height="5.26142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Marcador de encabezado 3" svg:x="0in" svg:y="0in" svg:width="3.5878in" svg:height="0.58425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Marcador de fecha 4" svg:x="4.67953in" svg:y="0in" svg:width="3.5878in" svg:height="0.58425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Marcador de pie de página 5" svg:x="0in" svg:y="11.10827in" svg:width="3.5878in" svg:height="0.58425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Marcador de número de diapositiva 6" svg:x="4.67953in" svg:y="11.10827in" svg:width="3.5878in" svg:height="0.58425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47">
      <draw:frame draw:id="id11" presentation:style-name="a51" draw:name="Título 1" svg:x="1.37847in" svg:y="1.35243in" svg:width="8.26736in" svg:height="2.87847in" presentation:class="title" presentation:placeholder="false">
        <draw:text-box>
          <text:p text:style-name="a50" text:class-names="" text:cond-style-name=""><text:span text:style-name="a48" text:class-names="">Haga clic para modificar el estilo de título del patrón</text:span><text:span text:style-name="a49" text:class-names=""/></text:p>
        </draw:text-box>
        <svg:title/>
        <svg:desc/>
      </draw:frame>
      <draw:frame draw:id="id12" presentation:style-name="a55" draw:name="Subtítulo 2" svg:x="1.37847in" svg:y="4.34201in" svg:width="8.26736in" svg:height="1.99653in" presentation:class="subtitle" presentation:placeholder="false">
        <draw:text-box>
          <text:p text:style-name="a54" text:class-names="" text:cond-style-name=""><text:span text:style-name="a52" text:class-names="">Haga clic para modificar el estilo de subtítulo del patrón</text:span><text:span text:style-name="a53" text:class-names=""/></text:p>
        </draw:text-box>
        <svg:title/>
        <svg:desc/>
      </draw:frame>
      <draw:frame draw:id="id13" presentation:style-name="a58" draw:name="Marcador de fecha 3" svg:x="0.55118in" svg:y="7.53189in" svg:width="2.56811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Marcador de pie de página 4" svg:x="3.77008in" svg:y="7.53189in" svg:width="3.49409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Marcador de número de diapositiva 5" svg:x="7.90394in" svg:y="7.53189in" svg:width="2.56811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Marcador de imagen de diapositiva 1">
          <svg:title/>
          <svg:desc/>
        </draw:page-thumbnail>
        <draw:frame draw:id="id6" presentation:style-name="a69" draw:name="Marcador de nota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Marcador de encabezad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Marcador de fech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Marcador de pie de página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Marcador de número de diapositiva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83">
      <draw:frame draw:id="id16" presentation:style-name="a87" draw:name="Título 1" svg:x="0.55118in" svg:y="0.32953in" svg:width="9.92087in" svg:height="1.38031in" presentation:class="title" presentation:placeholder="false">
        <draw:text-box>
          <text:p text:style-name="a86" text:class-names="" text:cond-style-name=""><text:span text:style-name="a84" text:class-names="">Haga clic para modificar el estilo de título del patrón</text:span><text:span text:style-name="a85" text:class-names=""/></text:p>
        </draw:text-box>
        <svg:title/>
        <svg:desc/>
      </draw:frame>
      <draw:frame draw:id="id17" presentation:style-name="a103" draw:name="Marcador de contenido 2" svg:x="0.55118in" svg:y="1.93465in" svg:width="9.92087in" svg:height="5.4563in" presentation:class="object" presentation:placeholder="false">
        <draw:text-box>
          <text:p text:style-name="a89" text:class-names="" text:cond-style-name=""><text:span text:style-name="a88" text:class-names="">Haga clic para modificar los estilos de texto del patrón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gundo ni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Quinto ni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Marcador de fecha 3" svg:x="0.55118in" svg:y="7.53189in" svg:width="2.56811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Marcador de pie de página 4" svg:x="3.77008in" svg:y="7.53189in" svg:width="3.49409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Marcador de número de diapositiva 5" svg:x="7.90394in" svg:y="7.53189in" svg:width="2.56811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21063in" svg:y="0.88858in" svg:width="5.84567in" svg:height="4.38425in" presentation:class="page" draw:id="id5" presentation:style-name="a114" draw:name="Marcador de imagen de diapositiva 1">
          <svg:title/>
          <svg:desc/>
        </draw:page-thumbnail>
        <draw:frame draw:id="id6" presentation:style-name="a117" draw:name="Marcador de notas 2" svg:x="0.82677in" svg:y="5.55394in" svg:width="6.61378in" svg:height="5.26142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Marcador de encabezado 3" svg:x="0in" svg:y="0in" svg:width="3.5878in" svg:height="0.58425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Marcador de fecha 4" svg:x="4.67953in" svg:y="0in" svg:width="3.5878in" svg:height="0.58425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Marcador de pie de página 5" svg:x="0in" svg:y="11.10827in" svg:width="3.5878in" svg:height="0.58425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Marcador de número de diapositiva 6" svg:x="4.67953in" svg:y="11.10827in" svg:width="3.5878in" svg:height="0.58425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31">
      <draw:frame draw:id="id21" presentation:style-name="a135" draw:name="Título 1" svg:x="0.75174in" svg:y="2.06076in" svg:width="9.50868in" svg:height="3.43924in" presentation:class="title" presentation:placeholder="false">
        <draw:text-box>
          <text:p text:style-name="a134" text:class-names="" text:cond-style-name=""><text:span text:style-name="a132" text:class-names="">Haga clic para modificar el estilo de título del patrón</text:span><text:span text:style-name="a133" text:class-names=""/></text:p>
        </draw:text-box>
        <svg:title/>
        <svg:desc/>
      </draw:frame>
      <draw:frame draw:id="id22" presentation:style-name="a139" draw:name="Marcador de texto 2" svg:x="0.75174in" svg:y="5.53299in" svg:width="9.50868in" svg:height="1.80729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Haga clic para modificar los estilos de texto del patrón</text:span></text:p>
            </text:list-item>
          </text:list>
        </draw:text-box>
        <svg:title/>
        <svg:desc/>
      </draw:frame>
      <draw:frame draw:id="id23" presentation:style-name="a142" draw:name="Marcador de fecha 3" svg:x="0.55118in" svg:y="7.53189in" svg:width="2.56811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Marcador de pie de página 4" svg:x="3.77008in" svg:y="7.53189in" svg:width="3.49409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Marcador de número de diapositiva 5" svg:x="7.90394in" svg:y="7.53189in" svg:width="2.56811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21063in" svg:y="0.88858in" svg:width="5.84567in" svg:height="4.38425in" presentation:class="page" draw:id="id5" presentation:style-name="a150" draw:name="Marcador de imagen de diapositiva 1">
          <svg:title/>
          <svg:desc/>
        </draw:page-thumbnail>
        <draw:frame draw:id="id6" presentation:style-name="a153" draw:name="Marcador de notas 2" svg:x="0.82677in" svg:y="5.55394in" svg:width="6.61378in" svg:height="5.26142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Marcador de encabezado 3" svg:x="0in" svg:y="0in" svg:width="3.5878in" svg:height="0.58425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Marcador de fecha 4" svg:x="4.67953in" svg:y="0in" svg:width="3.5878in" svg:height="0.58425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Marcador de pie de página 5" svg:x="0in" svg:y="11.10827in" svg:width="3.5878in" svg:height="0.58425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Marcador de número de diapositiva 6" svg:x="4.67953in" svg:y="11.10827in" svg:width="3.5878in" svg:height="0.58425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167">
      <draw:frame draw:id="id26" presentation:style-name="a171" draw:name="Título 1" svg:x="0.55118in" svg:y="0.32953in" svg:width="9.92087in" svg:height="1.38031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87" draw:name="Marcador de contenido 2" svg:x="0.55035in" svg:y="1.93403in" svg:width="4.87674in" svg:height="5.4566in" presentation:class="object" presentation:placeholder="false">
        <draw:text-box>
          <text:p text:style-name="a173" text:class-names="" text:cond-style-name=""><text:span text:style-name="a172" text:class-names="">Haga clic para modificar los estilos de texto del patrón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gundo ni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Quinto ni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Marcador de contenido 3" svg:x="5.59375in" svg:y="1.93403in" svg:width="4.87847in" svg:height="5.4566in" presentation:class="object" presentation:placeholder="false">
        <draw:text-box>
          <text:p text:style-name="a189" text:class-names="" text:cond-style-name=""><text:span text:style-name="a188" text:class-names="">Haga clic para modificar los estilos de texto del patrón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gundo ni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Quinto ni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Marcador de fecha 4" svg:x="0.55118in" svg:y="7.53189in" svg:width="2.56811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Marcador de pie de página 5" svg:x="3.77008in" svg:y="7.53189in" svg:width="3.49409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Marcador de número de diapositiva 6" svg:x="7.90394in" svg:y="7.53189in" svg:width="2.56811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21063in" svg:y="0.88858in" svg:width="5.84567in" svg:height="4.38425in" presentation:class="page" draw:id="id5" presentation:style-name="a214" draw:name="Marcador de imagen de diapositiva 1">
          <svg:title/>
          <svg:desc/>
        </draw:page-thumbnail>
        <draw:frame draw:id="id6" presentation:style-name="a217" draw:name="Marcador de notas 2" svg:x="0.82677in" svg:y="5.55394in" svg:width="6.61378in" svg:height="5.26142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Marcador de encabezado 3" svg:x="0in" svg:y="0in" svg:width="3.5878in" svg:height="0.58425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Marcador de fecha 4" svg:x="4.67953in" svg:y="0in" svg:width="3.5878in" svg:height="0.58425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Marcador de pie de página 5" svg:x="0in" svg:y="11.10827in" svg:width="3.5878in" svg:height="0.58425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Marcador de número de diapositiva 6" svg:x="4.67953in" svg:y="11.10827in" svg:width="3.5878in" svg:height="0.58425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231">
      <draw:frame draw:id="id32" presentation:style-name="a235" draw:name="Título 1" svg:x="0.75868in" svg:y="0.44097in" svg:width="9.50868in" svg:height="1.59722in" presentation:class="title" presentation:placeholder="false">
        <draw:text-box>
          <text:p text:style-name="a234" text:class-names="" text:cond-style-name=""><text:span text:style-name="a232" text:class-names="">Haga clic para modificar el estilo de título del patrón</text:span><text:span text:style-name="a233" text:class-names=""/></text:p>
        </draw:text-box>
        <svg:title/>
        <svg:desc/>
      </draw:frame>
      <draw:frame draw:id="id33" presentation:style-name="a239" draw:name="Marcador de texto 2" svg:x="0.75868in" svg:y="2.02604in" svg:width="4.66493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Haga clic para modificar los estilos de texto del patrón</text:span></text:p>
            </text:list-item>
          </text:list>
        </draw:text-box>
        <svg:title/>
        <svg:desc/>
      </draw:frame>
      <draw:frame draw:id="id34" presentation:style-name="a255" draw:name="Marcador de contenido 3" svg:x="0.75868in" svg:y="3.0191in" svg:width="4.66493in" svg:height="4.44271in" presentation:class="object" presentation:placeholder="false">
        <draw:text-box>
          <text:p text:style-name="a241" text:class-names="" text:cond-style-name=""><text:span text:style-name="a240" text:class-names="">Haga clic para modificar los estilos de texto del patrón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gundo ni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Quinto ni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Marcador de texto 4" svg:x="5.5816in" svg:y="2.02604in" svg:width="4.68576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Haga clic para modificar los estilos de texto del patrón</text:span></text:p>
            </text:list-item>
          </text:list>
        </draw:text-box>
        <svg:title/>
        <svg:desc/>
      </draw:frame>
      <draw:frame draw:id="id36" presentation:style-name="a275" draw:name="Marcador de contenido 5" svg:x="5.5816in" svg:y="3.0191in" svg:width="4.68576in" svg:height="4.44271in" presentation:class="object" presentation:placeholder="false">
        <draw:text-box>
          <text:p text:style-name="a261" text:class-names="" text:cond-style-name=""><text:span text:style-name="a260" text:class-names="">Haga clic para modificar los estilos de texto del patrón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gundo ni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Quinto ni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Marcador de fecha 6" svg:x="0.55118in" svg:y="7.53189in" svg:width="2.56811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Marcador de pie de página 7" svg:x="3.77008in" svg:y="7.53189in" svg:width="3.49409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Marcador de número de diapositiva 8" svg:x="7.90394in" svg:y="7.53189in" svg:width="2.56811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21063in" svg:y="0.88858in" svg:width="5.84567in" svg:height="4.38425in" presentation:class="page" draw:id="id5" presentation:style-name="a286" draw:name="Marcador de imagen de diapositiva 1">
          <svg:title/>
          <svg:desc/>
        </draw:page-thumbnail>
        <draw:frame draw:id="id6" presentation:style-name="a289" draw:name="Marcador de notas 2" svg:x="0.82677in" svg:y="5.55394in" svg:width="6.61378in" svg:height="5.26142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Marcador de encabezado 3" svg:x="0in" svg:y="0in" svg:width="3.5878in" svg:height="0.58425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Marcador de fecha 4" svg:x="4.67953in" svg:y="0in" svg:width="3.5878in" svg:height="0.58425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Marcador de pie de página 5" svg:x="0in" svg:y="11.10827in" svg:width="3.5878in" svg:height="0.58425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Marcador de número de diapositiva 6" svg:x="4.67953in" svg:y="11.10827in" svg:width="3.5878in" svg:height="0.58425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el-título" style:page-layout-name="pageLayout1" draw:style-name="a303">
      <draw:frame draw:id="id40" presentation:style-name="a307" draw:name="Título 1" svg:x="0.55118in" svg:y="0.32953in" svg:width="9.92087in" svg:height="1.38031in" presentation:class="title" presentation:placeholder="false">
        <draw:text-box>
          <text:p text:style-name="a306" text:class-names="" text:cond-style-name=""><text:span text:style-name="a304" text:class-names="">Haga clic para modificar el estilo de título del patrón</text:span><text:span text:style-name="a305" text:class-names=""/></text:p>
        </draw:text-box>
        <svg:title/>
        <svg:desc/>
      </draw:frame>
      <draw:frame draw:id="id41" presentation:style-name="a310" draw:name="Marcador de fecha 2" svg:x="0.55118in" svg:y="7.53189in" svg:width="2.56811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Marcador de pie de página 3" svg:x="3.77008in" svg:y="7.53189in" svg:width="3.49409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Marcador de número de diapositiva 4" svg:x="7.90394in" svg:y="7.53189in" svg:width="2.56811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21063in" svg:y="0.88858in" svg:width="5.84567in" svg:height="4.38425in" presentation:class="page" draw:id="id5" presentation:style-name="a318" draw:name="Marcador de imagen de diapositiva 1">
          <svg:title/>
          <svg:desc/>
        </draw:page-thumbnail>
        <draw:frame draw:id="id6" presentation:style-name="a321" draw:name="Marcador de notas 2" svg:x="0.82677in" svg:y="5.55394in" svg:width="6.61378in" svg:height="5.26142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Marcador de encabezado 3" svg:x="0in" svg:y="0in" svg:width="3.5878in" svg:height="0.58425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Marcador de fecha 4" svg:x="4.67953in" svg:y="0in" svg:width="3.5878in" svg:height="0.58425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Marcador de pie de página 5" svg:x="0in" svg:y="11.10827in" svg:width="3.5878in" svg:height="0.58425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Marcador de número de diapositiva 6" svg:x="4.67953in" svg:y="11.10827in" svg:width="3.5878in" svg:height="0.58425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335">
      <draw:frame draw:id="id44" presentation:style-name="a338" draw:name="Marcador de fecha 1" svg:x="0.55118in" svg:y="7.53189in" svg:width="2.56811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Marcador de pie de página 2" svg:x="3.77008in" svg:y="7.53189in" svg:width="3.49409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Marcador de número de diapositiva 3" svg:x="7.90394in" svg:y="7.53189in" svg:width="2.56811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21063in" svg:y="0.88858in" svg:width="5.84567in" svg:height="4.38425in" presentation:class="page" draw:id="id5" presentation:style-name="a346" draw:name="Marcador de imagen de diapositiva 1">
          <svg:title/>
          <svg:desc/>
        </draw:page-thumbnail>
        <draw:frame draw:id="id6" presentation:style-name="a349" draw:name="Marcador de notas 2" svg:x="0.82677in" svg:y="5.55394in" svg:width="6.61378in" svg:height="5.26142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Marcador de encabezado 3" svg:x="0in" svg:y="0in" svg:width="3.5878in" svg:height="0.58425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Marcador de fecha 4" svg:x="4.67953in" svg:y="0in" svg:width="3.5878in" svg:height="0.58425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Marcador de pie de página 5" svg:x="0in" svg:y="11.10827in" svg:width="3.5878in" svg:height="0.58425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Marcador de número de diapositiva 6" svg:x="4.67953in" svg:y="11.10827in" svg:width="3.5878in" svg:height="0.58425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363">
      <draw:frame draw:id="id47" presentation:style-name="a367" draw:name="Título 1" svg:x="0.75868in" svg:y="0.55035in" svg:width="3.55556in" svg:height="1.93056in" presentation:class="title" presentation:placeholder="false">
        <draw:text-box>
          <text:p text:style-name="a366" text:class-names="" text:cond-style-name=""><text:span text:style-name="a364" text:class-names="">Haga clic para modificar el estilo de título del patrón</text:span><text:span text:style-name="a365" text:class-names=""/></text:p>
        </draw:text-box>
        <svg:title/>
        <svg:desc/>
      </draw:frame>
      <draw:frame draw:id="id48" presentation:style-name="a383" draw:name="Marcador de contenido 2" svg:x="4.6875in" svg:y="1.19097in" svg:width="5.57986in" svg:height="5.875in" presentation:class="object" presentation:placeholder="false">
        <draw:text-box>
          <text:p text:style-name="a369" text:class-names="" text:cond-style-name=""><text:span text:style-name="a368" text:class-names="">Haga clic para modificar los estilos de texto del patrón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gundo ni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Quinto ni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Marcador de texto 3" svg:x="0.75868in" svg:y="2.4809in" svg:width="3.55556in" svg:height="4.59375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90" draw:name="Marcador de fecha 4" svg:x="0.55118in" svg:y="7.53189in" svg:width="2.56811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Marcador de pie de página 5" svg:x="3.77008in" svg:y="7.53189in" svg:width="3.49409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Marcador de número de diapositiva 6" svg:x="7.90394in" svg:y="7.53189in" svg:width="2.56811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21063in" svg:y="0.88858in" svg:width="5.84567in" svg:height="4.38425in" presentation:class="page" draw:id="id5" presentation:style-name="a398" draw:name="Marcador de imagen de diapositiva 1">
          <svg:title/>
          <svg:desc/>
        </draw:page-thumbnail>
        <draw:frame draw:id="id6" presentation:style-name="a401" draw:name="Marcador de notas 2" svg:x="0.82677in" svg:y="5.55394in" svg:width="6.61378in" svg:height="5.26142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Marcador de encabezado 3" svg:x="0in" svg:y="0in" svg:width="3.5878in" svg:height="0.58425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Marcador de fecha 4" svg:x="4.67953in" svg:y="0in" svg:width="3.5878in" svg:height="0.58425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Marcador de pie de página 5" svg:x="0in" svg:y="11.10827in" svg:width="3.5878in" svg:height="0.58425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Marcador de número de diapositiva 6" svg:x="4.67953in" svg:y="11.10827in" svg:width="3.5878in" svg:height="0.58425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415">
      <draw:frame draw:id="id53" presentation:style-name="a419" draw:name="Título 1" svg:x="0.75868in" svg:y="0.55035in" svg:width="3.55556in" svg:height="1.93056in" presentation:class="title" presentation:placeholder="false">
        <draw:text-box>
          <text:p text:style-name="a418" text:class-names="" text:cond-style-name=""><text:span text:style-name="a416" text:class-names="">Haga clic para modificar el estilo de título del patrón</text:span><text:span text:style-name="a417" text:class-names=""/></text:p>
        </draw:text-box>
        <svg:title/>
        <svg:desc/>
      </draw:frame>
      <draw:frame draw:id="id54" presentation:style-name="a422" draw:name="Marcador de posición de imagen 2" svg:x="4.6875in" svg:y="1.19097in" svg:width="5.57986in" svg:height="5.875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Marcador de texto 3" svg:x="0.75868in" svg:y="2.4809in" svg:width="3.55556in" svg:height="4.59375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Haga clic para modificar los estilos de texto del patrón</text:span></text:p>
            </text:list-item>
          </text:list>
        </draw:text-box>
        <svg:title/>
        <svg:desc/>
      </draw:frame>
      <draw:frame draw:id="id56" presentation:style-name="a429" draw:name="Marcador de fecha 4" svg:x="0.55118in" svg:y="7.53189in" svg:width="2.56811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Marcador de pie de página 5" svg:x="3.77008in" svg:y="7.53189in" svg:width="3.49409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Marcador de número de diapositiva 6" svg:x="7.90394in" svg:y="7.53189in" svg:width="2.56811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21063in" svg:y="0.88858in" svg:width="5.84567in" svg:height="4.38425in" presentation:class="page" draw:id="id5" presentation:style-name="a437" draw:name="Marcador de imagen de diapositiva 1">
          <svg:title/>
          <svg:desc/>
        </draw:page-thumbnail>
        <draw:frame draw:id="id6" presentation:style-name="a440" draw:name="Marcador de notas 2" svg:x="0.82677in" svg:y="5.55394in" svg:width="6.61378in" svg:height="5.26142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Marcador de encabezado 3" svg:x="0in" svg:y="0in" svg:width="3.5878in" svg:height="0.58425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Marcador de fecha 4" svg:x="4.67953in" svg:y="0in" svg:width="3.5878in" svg:height="0.58425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Marcador de pie de página 5" svg:x="0in" svg:y="11.10827in" svg:width="3.5878in" svg:height="0.58425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Marcador de número de diapositiva 6" svg:x="4.67953in" svg:y="11.10827in" svg:width="3.5878in" svg:height="0.58425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454">
      <draw:frame draw:id="id59" presentation:style-name="a458" draw:name="Título 1" svg:x="0.55118in" svg:y="0.32953in" svg:width="9.92087in" svg:height="1.38031in" presentation:class="title" presentation:placeholder="false">
        <draw:text-box>
          <text:p text:style-name="a457" text:class-names="" text:cond-style-name=""><text:span text:style-name="a455" text:class-names="">Haga clic para modificar el estilo de título del patrón</text:span><text:span text:style-name="a456" text:class-names=""/></text:p>
        </draw:text-box>
        <svg:title/>
        <svg:desc/>
      </draw:frame>
      <draw:frame draw:id="id60" presentation:style-name="a475" draw:name="Marcador de texto vertical 2" svg:x="0.55118in" svg:y="1.93465in" svg:width="9.92087in" svg:height="5.4563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Haga clic para modificar los estilos de texto del patrón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gundo ni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ercer ni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Quinto ni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Marcador de fecha 3" svg:x="0.55118in" svg:y="7.53189in" svg:width="2.56811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Marcador de pie de página 4" svg:x="3.77008in" svg:y="7.53189in" svg:width="3.49409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Marcador de número de diapositiva 5" svg:x="7.90394in" svg:y="7.53189in" svg:width="2.56811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21063in" svg:y="0.88858in" svg:width="5.84567in" svg:height="4.38425in" presentation:class="page" draw:id="id5" presentation:style-name="a486" draw:name="Marcador de imagen de diapositiva 1">
          <svg:title/>
          <svg:desc/>
        </draw:page-thumbnail>
        <draw:frame draw:id="id6" presentation:style-name="a489" draw:name="Marcador de notas 2" svg:x="0.82677in" svg:y="5.55394in" svg:width="6.61378in" svg:height="5.26142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Marcador de encabezado 3" svg:x="0in" svg:y="0in" svg:width="3.5878in" svg:height="0.58425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Marcador de fecha 4" svg:x="4.67953in" svg:y="0in" svg:width="3.5878in" svg:height="0.58425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Marcador de pie de página 5" svg:x="0in" svg:y="11.10827in" svg:width="3.5878in" svg:height="0.58425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Marcador de número de diapositiva 6" svg:x="4.67953in" svg:y="11.10827in" svg:width="3.5878in" svg:height="0.58425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503">
      <draw:frame draw:id="id64" presentation:style-name="a507" draw:name="Título vertical 1" svg:x="7.99306in" svg:y="0.32986in" svg:width="2.47917in" svg:height="7.06076in" presentation:class="title" presentation:placeholder="false">
        <draw:text-box>
          <text:p text:style-name="a506" text:class-names="" text:cond-style-name=""><text:span text:style-name="a504" text:class-names="">Haga clic para modificar el estilo de título del patrón</text:span><text:span text:style-name="a505" text:class-names=""/></text:p>
        </draw:text-box>
        <svg:title/>
        <svg:desc/>
      </draw:frame>
      <draw:frame draw:id="id65" presentation:style-name="a524" draw:name="Marcador de texto vertical 2" svg:x="0.55035in" svg:y="0.32986in" svg:width="7.27604in" svg:height="7.06076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Haga clic para modificar los estilos de texto del patrón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gundo ni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ercer ni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Quinto ni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Marcador de fecha 3" svg:x="0.55118in" svg:y="7.53189in" svg:width="2.56811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Marcador de pie de página 4" svg:x="3.77008in" svg:y="7.53189in" svg:width="3.49409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Marcador de número de diapositiva 5" svg:x="7.90394in" svg:y="7.53189in" svg:width="2.56811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21063in" svg:y="0.88858in" svg:width="5.84567in" svg:height="4.38425in" presentation:class="page" draw:id="id5" presentation:style-name="a535" draw:name="Marcador de imagen de diapositiva 1">
          <svg:title/>
          <svg:desc/>
        </draw:page-thumbnail>
        <draw:frame draw:id="id6" presentation:style-name="a538" draw:name="Marcador de notas 2" svg:x="0.82677in" svg:y="5.55394in" svg:width="6.61378in" svg:height="5.26142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Marcador de encabezado 3" svg:x="0in" svg:y="0in" svg:width="3.5878in" svg:height="0.58425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Marcador de fecha 4" svg:x="4.67953in" svg:y="0in" svg:width="3.5878in" svg:height="0.58425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Marcador de pie de página 5" svg:x="0in" svg:y="11.10827in" svg:width="3.5878in" svg:height="0.58425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Marcador de número de diapositiva 6" svg:x="4.67953in" svg:y="11.10827in" svg:width="3.5878in" svg:height="0.58425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Marcador de encabezado 1" svg:x="0in" svg:y="0in" svg:width="3.5878in" svg:height="0.58425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Marcador de fecha 2" svg:x="4.67953in" svg:y="0in" svg:width="3.5878in" svg:height="0.58425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Marcador de pie de página 3" svg:x="0in" svg:y="11.10827in" svg:width="3.5878in" svg:height="0.58425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Marcador de número de diapositiva 4" svg:x="4.67953in" svg:y="11.10827in" svg:width="3.5878in" svg:height="0.58425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meta:initial-creator>Aulas </meta:initial-creator>
    <dc:creator>AINARA BELMONTE SEGURA</dc:creator>
    <meta:creation-date>2021-01-28T09:19:24Z</meta:creation-date>
    <dc:date>2025-05-26T17:54:06Z</dc:date>
    <meta:editing-cycles>2</meta:editing-cycles>
    <meta:editing-duration>PT53S</meta:editing-duration>
    <meta:document-statistic meta:paragraph-count="3" meta:word-count="12"/>
  </office:meta>
</office:document-meta>
</file>